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CharSetFinder.addFormActionsAndCharSet( String html , Map formEncodings , String page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CharSetFinder.parseNodes( final NodeIterator e , Map formEncodings , String pageEncod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rmCharSetFinder.FormCharSet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